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0" style:family="paragraph" style:parent-style-name="Subtitle">
      <style:paragraph-properties fo:padding="0.074cm" fo:border-left="none" fo:border-right="none" fo:border-top="none" fo:border-bottom="0.035cm solid #000000" style:join-border="false"/>
      <style:text-properties style:font-name="Optima1"/>
    </style:style>
    <style:style style:name="P51" style:family="paragraph" style:parent-style-name="Standard" style:master-page-name="">
      <style:paragraph-properties style:page-number="auto">
        <style:tab-stops/>
      </style:paragraph-properties>
    </style:style>
    <style:style style:name="P52" style:family="paragraph" style:parent-style-name="Text_20_body">
      <style:text-properties style:font-name="Monaco1" fo:font-size="9pt" style:font-size-asian="9pt" style:font-size-complex="9pt"/>
    </style:style>
    <style:style style:name="P53" style:family="paragraph" style:parent-style-name="Table_20_Contents">
      <style:paragraph-properties fo:background-color="#cccccc">
        <style:background-image/>
      </style:paragraph-properties>
    </style:style>
    <style:style style:name="P54" style:family="paragraph" style:parent-style-name="Heading_20_TOC" style:master-page-name="Index">
      <style:paragraph-properties style:page-number="1"/>
    </style:style>
    <style:style style:name="P55" style:family="paragraph" style:parent-style-name="Heading_20_1" style:master-page-name="Standard">
      <style:paragraph-properties style:page-number="auto"/>
    </style:style>
    <style:style style:name="P56" style:family="paragraph" style:parent-style-name="Heading_20_1">
      <style:paragraph-properties fo:break-before="page"/>
    </style:style>
    <style:style style:name="P57" style:family="paragraph" style:parent-style-name="List" style:list-style-name="L11"/>
    <style:style style:name="P58" style:family="paragraph" style:parent-style-name="List" style:list-style-name="L1">
      <style:paragraph-properties fo:margin-left="2.341cm" fo:margin-right="0cm" fo:text-indent="0cm" style:auto-text-indent="false"/>
    </style:style>
    <style:style style:name="P59" style:family="paragraph" style:parent-style-name="List" style:list-style-name="L9">
      <style:paragraph-properties fo:margin-left="2.341cm" fo:margin-right="0cm" fo:text-indent="0cm" style:auto-text-indent="false"/>
    </style:style>
    <style:style style:name="P60" style:family="paragraph" style:parent-style-name="List" style:list-style-name="L11">
      <style:paragraph-properties fo:margin-left="2.341cm" fo:margin-right="0cm" fo:text-indent="0cm" style:auto-text-indent="false"/>
    </style:style>
    <style:style style:name="P6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2" style:family="paragraph" style:parent-style-name="Contents_20_2">
      <style:paragraph-properties>
        <style:tab-stops>
          <style:tab-stop style:position="0cm"/>
        </style:tab-stops>
      </style:paragraph-properties>
    </style:style>
    <style:style style:name="P63" style:family="paragraph" style:parent-style-name="Heading_20_2" style:list-style-name="">
      <style:paragraph-properties fo:keep-together="alway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Table_20_Contents" style:list-style-name="L2"/>
    <style:style style:name="P67" style:family="paragraph" style:parent-style-name="Table_20_Contents" style:list-style-name="L2">
      <style:paragraph-properties fo:keep-together="always"/>
    </style:style>
    <style:style style:name="P68" style:family="paragraph" style:parent-style-name="Table_20_Contents" style:list-style-name="L10">
      <style:paragraph-properties fo:keep-together="always"/>
    </style:style>
    <style:style style:name="P69" style:family="paragraph" style:parent-style-name="Table_20_Contents" style:list-style-name="L12">
      <style:paragraph-properties fo:keep-together="always"/>
    </style:style>
    <style:style style:name="P70" style:family="paragraph" style:parent-style-name="Table_20_Contents" style:list-style-name="L3"/>
    <style:style style:name="P71" style:family="paragraph" style:parent-style-name="Table_20_Contents" style:list-style-name="L4"/>
    <style:style style:name="P72" style:family="paragraph" style:parent-style-name="Table_20_Contents" style:list-style-name="L5"/>
    <style:style style:name="P73" style:family="paragraph" style:parent-style-name="Table_20_Contents" style:list-style-name="L6"/>
    <style:style style:name="P74" style:family="paragraph" style:parent-style-name="Table_20_Contents" style:list-style-name="L7"/>
    <style:style style:name="P75" style:family="paragraph" style:parent-style-name="Table_20_Contents" style:list-style-name="L8"/>
    <style:style style:name="P76" style:family="paragraph" style:parent-style-name="Table_20_Contents" style:list-style-name="L10"/>
    <style:style style:name="P77" style:family="paragraph" style:parent-style-name="Table_20_Contents" style:list-style-name="L10">
      <style:paragraph-properties fo:keep-together="always"/>
      <style:text-properties fo:font-size="10pt" style:letter-kerning="false"/>
    </style:style>
    <style:style style:name="P78" style:family="paragraph" style:parent-style-name="Table_20_Contents" style:list-style-name="L10">
      <style:text-properties fo:font-size="10pt" style:letter-kerning="false"/>
    </style:style>
    <style:style style:name="P79" style:family="paragraph" style:parent-style-name="Table_20_Contents" style:list-style-name="L12"/>
    <style:style style:name="P80" style:family="paragraph" style:parent-style-name="Table_20_Contents" style:list-style-name="L10">
      <style:text-properties fo:font-weight="normal" style:font-weight-asian="normal" style:font-weight-complex="normal"/>
    </style:style>
    <style:style style:name="P81" style:family="paragraph" style:parent-style-name="Table_20_Contents" style:list-style-name="L10">
      <style:paragraph-properties fo:margin-left="0.415cm" fo:margin-right="0.011cm" fo:text-indent="0cm" style:auto-text-indent="false"/>
    </style:style>
    <style:style style:name="P82" style:family="paragraph" style:parent-style-name="Table_20_Contents" style:list-style-name="L10">
      <style:paragraph-properties fo:margin-left="0.415cm" fo:margin-right="0.011cm" fo:text-indent="0cm" style:auto-text-indent="false">
        <style:tab-stops/>
      </style:paragraph-properties>
    </style:style>
    <style:style style:name="P83" style:family="paragraph" style:parent-style-name="Contents_20_1">
      <style:paragraph-properties>
        <style:tab-stops>
          <style:tab-stop style:position="0cm"/>
          <style:tab-stop style:position="3cm"/>
        </style:tab-stops>
      </style:paragraph-properties>
    </style:style>
    <style:style style:name="P84" style:family="paragraph" style:parent-style-name="Standard" style:master-page-name="Index">
      <style:paragraph-properties fo:margin-left="0cm" fo:margin-right="0cm" fo:text-indent="0cm" style:auto-text-indent="false" style:page-number="auto"/>
    </style:style>
    <style:style style:name="P85" style:family="paragraph" style:parent-style-name="Standard" style:master-page-name="Index">
      <style:paragraph-properties style:page-number="auto"/>
    </style:style>
    <style:style style:name="P86"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text-line-through-style="none"/>
    </style:style>
    <style:style style:name="T15" style:family="text">
      <style:text-properties fo:font-size="10pt" style:letter-kerning="false"/>
    </style:style>
    <style:style style:name="T16" style:family="text">
      <style:text-properties style:font-name="Optima1" fo:font-size="10pt" style:font-size-asian="10pt" style:font-size-complex="10pt"/>
    </style:style>
    <style:style style:name="T17" style:family="text">
      <style:text-properties style:font-name="Optima1" fo:font-size="10pt" fo:font-weight="normal" fo:background-color="transparent" style:font-size-asian="10pt" style:font-weight-asian="normal" style:font-size-complex="10pt" style:font-weight-complex="normal"/>
    </style:style>
    <style:style style:name="T18" style:family="text">
      <style:text-properties style:font-name="Optima2" fo:font-size="10pt" style:font-size-asian="10pt" style:font-size-complex="10pt"/>
    </style:style>
    <style:style style:name="T19" style:family="text">
      <style:text-properties style:letter-kerning="false"/>
    </style:style>
    <style:style style:name="T20"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49">version 2.0.5</text:p>
      <text:p text:style-name="P50">Installation and Configuration Guide</text:p>
      <text:p text:style-name="P8"/>
      <text:p text:style-name="P85">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5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Chapter 1<text:tab/><text:a xlink:type="simple" xlink:href="#__RefHeading__18865_1508206336">About this Guide <text:s text:c="2"/><text:tab/>3</text:a></text:p>
          <text:p text:style-name="P83">Chapter 2<text:tab/><text:a xlink:type="simple" xlink:href="#__RefHeading__18867_1508206336">Introduction <text:s text:c="2"/><text:tab/>4</text:a></text:p>
          <text:p text:style-name="P62"><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83">Chapter 3<text:tab/><text:a xlink:type="simple" xlink:href="#__RefHeading__18869_1508206336">System Requirements <text:s text:c="2"/><text:tab/>6</text:a></text:p>
          <text:p text:style-name="P62"><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62"><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62"><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83">Chapter 4<text:tab/><text:a xlink:type="simple" xlink:href="#__RefHeading__18871_1508206336">Installation <text:s text:c="2"/><text:tab/>9</text:a></text:p>
          <text:p text:style-name="P62"><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62"><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83">Chapter 5<text:tab/><text:a xlink:type="simple" xlink:href="#__RefHeading__18873_1508206336">Configuration <text:s text:c="2"/><text:tab/>10</text:a></text:p>
          <text:p text:style-name="P62"><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62"><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62"><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62"><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62"><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62"><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62"><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62"><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62"><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62"><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62"><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62"><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62"><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62"><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62"><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62"><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62"><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62"><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62"><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83">Chapter 6<text:tab/><text:a xlink:type="simple" xlink:href="#__RefHeading__18875_1508206336">Managing User Accounts <text:s text:c="2"/><text:tab/>43</text:a></text:p>
          <text:p text:style-name="P62"><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62"><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83">Chapter 7<text:tab/><text:a xlink:type="simple" xlink:href="#__RefHeading__18877_1508206336">Funambol <text:s text:c="2"/><text:tab/>45</text:a></text:p>
          <text:p text:style-name="P83">Chapter 8<text:tab/><text:a xlink:type="simple" xlink:href="#__RefHeading__18879_1508206336">Using SOGo <text:s text:c="2"/><text:tab/>48</text:a></text:p>
          <text:p text:style-name="P62"><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62"><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62"><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62"><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62"><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83">Chapter 9<text:tab/><text:a xlink:type="simple" xlink:href="#__RefHeading__18881_1508206336">Upgrading <text:s text:c="2"/><text:tab/>52</text:a></text:p>
          <text:p text:style-name="P83">Chapter 10<text:tab/><text:a xlink:type="simple" xlink:href="#__RefHeading__18883_1508206336">Additional Information <text:s text:c="2"/><text:tab/>54</text:a></text:p>
          <text:p text:style-name="P83">Chapter 11<text:tab/><text:a xlink:type="simple" xlink:href="#__RefHeading__18885_1508206336">Commercial Support and Contact Information <text:s text:c="2"/><text:tab/>55</text:a></text:p>
        </text:index-body>
      </text:table-of-content>
      <text:p text:style-name="Standard"/>
      <text:h text:style-name="P55"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4"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56"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1348508826333857127" text:style-name="L1">
        <text:list-header>
          <text:p text:style-name="P58">❏<text:tab/>Database server (MySQL, PostgreSQL or Oracle)</text:p>
          <text:p text:style-name="P61">❏<text:tab/>LDAP server (OpenLDAP, Novell eDirectory, Microsoft Active Directory and others) </text:p>
          <text:p text:style-name="P58">❏<text:tab/>SMTP server (Postfix, Sendmail and others)</text:p>
          <text:p text:style-name="P5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64"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206868181710029707" text:style-name="L2">
              <text:list-item>
                <text:p text:style-name="P67"><text:s/>Intel, AMD, or PowerPC CPU 1 GHz</text:p>
              </text:list-item>
            </text:list>
            <text:list xml:id="list102433430" text:style-name="L2">
              <text:list-item>
                <text:p text:style-name="P66"><text:s/>512 MB of RAM (without Funambol, 1 GB RAM otherwise)</text:p>
              </text:list-item>
              <text:list-item>
                <text:p text:style-name="P66"><text:s/>1 GB of disk space</text:p>
              </text:list-item>
            </text:list>
            <text:p text:style-name="Table_20_Contents"/>
            <text:p text:style-name="Table_20_Contents">Production</text:p>
            <text:list xml:id="list8083454652426548878" text:style-name="L3">
              <text:list-item>
                <text:p text:style-name="P70"><text:s/>Intel, AMD or PowerPC CPU 3 GHz</text:p>
              </text:list-item>
            </text:list>
            <text:list xml:id="list479412229" text:style-name="L3">
              <text:list-item>
                <text:p text:style-name="P70"><text:s/>2048 MB of RAM</text:p>
              </text:list-item>
            </text:list>
            <text:list xml:id="list1613892386" text:style-name="L3">
              <text:list-item>
                <text:p text:style-name="P70"><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357366575470843022" text:style-name="L4">
              <text:list-item>
                <text:p text:style-name="P71"><text:s/>Intel, AMD, or PowerPC CPU 1.5 GHz</text:p>
              </text:list-item>
            </text:list>
            <text:list xml:id="list176431456" text:style-name="L4">
              <text:list-item>
                <text:p text:style-name="P71"><text:s/>1024x768 monitor resolution</text:p>
              </text:list-item>
            </text:list>
            <text:list xml:id="list1084879091" text:style-name="L4">
              <text:list-item>
                <text:p text:style-name="P71"><text:s/>512 MB of RAM</text:p>
              </text:list-item>
              <text:list-item>
                <text:p text:style-name="P71"><text:s/>128 Kbps or higher network connection</text:p>
              </text:list-item>
            </text:list>
            <text:p text:style-name="Table_20_Contents"/>
            <text:p text:style-name="Table_20_Contents">Microsoft Windows</text:p>
            <text:list xml:id="list3984795697225580130" text:style-name="L5">
              <text:list-item>
                <text:p text:style-name="P72"><text:s/>Microsoft Windows XP SP2 or Vista</text:p>
              </text:list-item>
            </text:list>
            <text:p text:style-name="Table_20_Contents"/>
            <text:p text:style-name="Table_20_Contents">Apple Mac OS X</text:p>
            <text:list xml:id="list2575742821376958544" text:style-name="L6">
              <text:list-item>
                <text:p text:style-name="P73"><text:s/>Apple Mac OS X 10.2 or later</text:p>
              </text:list-item>
            </text:list>
            <text:p text:style-name="Table_20_Contents"/>
            <text:p text:style-name="Table_20_Contents">Linux</text:p>
            <text:list xml:id="list4811785689552759589" text:style-name="L7">
              <text:list-item>
                <text:p text:style-name="P7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5223368543037443855" text:style-name="L8">
              <text:list-item>
                <text:p text:style-name="P75"><text:s/>Palm OS based devices with Synthesis SyncML Client</text:p>
              </text:list-item>
              <text:list-item>
                <text:p text:style-name="P75"><text:s/>Research In Motion (RIM) BlackBerry devices with Funambol client</text:p>
              </text:list-item>
              <text:list-item>
                <text:p text:style-name="P75"><text:s/>Microsoft Windows Mobile PocketPC or SmartPhone with the Funambol client</text:p>
              </text:list-item>
            </text:list>
            <text:p text:style-name="Table_20_Contents"/>
            <text:list xml:id="list1923268971" text:continue-numbering="true" text:style-name="L8">
              <text:list-header>
                <text:p text:style-name="P75">Apple iPhone / iPod / iPad using Apple iOS 3.0 or later</text:p>
              </text:list-header>
            </text:list>
          </table:table-cell>
        </table:table-row>
      </table:table>
      <text:p text:style-name="Standard"/>
      <text:h text:style-name="P64"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3059403848608169796" text:style-name="L9">
        <text:list-header>
          <text:p text:style-name="P59">❏<text:tab/>Red Hat Enterprise Linux (RHEL) Server 5 and 6</text:p>
          <text:p text:style-name="P59">❏<text:tab/>Community ENTerprise Operating System (CentOS) 5 and 6</text:p>
          <text:p text:style-name="P59">❏<text:tab/>Debian GNU/Linux 5.0 (Lenny) to 7.0 (Wheezy)</text:p>
          <text:p text:style-name="P59">❏<text:tab/>Ubuntu 8.10 (Intrepid) to 12.04 (Precise)</text:p>
          <text:p text:style-name="P5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6"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6"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64"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64"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3">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3">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589560113663889220" text:style-name="L10">
              <text:list-header>
                <text:p text:style-name="P76">• YES – to send notifications</text:p>
                <text:p text:style-name="P76">• NO – to not send notifications</text:p>
                <text:p text:style-name="P76">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618395888" text:continue-numbering="true" text:style-name="L10">
              <text:list-header>
                <text:p text:style-name="P76">• Public</text:p>
                <text:p text:style-name="P76">• Confidential</text:p>
                <text:p text:style-name="P76">• Private</text:p>
                <text:p text:style-name="P76">And each string must end with one of those <text:soft-page-break/>values:</text:p>
                <text:p text:style-name="P76">• Viewer</text:p>
                <text:p text:style-name="P76">• DAndTViewer</text:p>
                <text:p text:style-name="P76">• Modifier</text:p>
                <text:p text:style-name="P76">• Responder</text:p>
                <text:p text:style-name="P76">The array can also contain one or many of the following strings:</text:p>
                <text:p text:style-name="P68">• Ob<text:span text:style-name="T15">jectCreator</text:span></text:p>
                <text:p text:style-name="P68"><text:span text:style-name="T15">•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6">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866976718" text:continue-numbering="true" text:style-name="L10">
              <text:list-header>
                <text:p text:style-name="P68">• Obje<text:span text:style-name="T15">ctViewer</text:span></text:p>
                <text:p text:style-name="P77">• ObjectEditor</text:p>
                <text:p text:style-name="P77">• ObjectCreator</text:p>
                <text:p text:style-name="P68"><text:span text:style-name="T15">•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554788044" text:continue-numbering="true" text:style-name="L10">
              <text:list-header>
                <text:p text:style-name="P68">• Braz<text:span text:style-name="T15">ilianPortuguese</text:span></text:p>
                <text:p text:style-name="P77">• Czech</text:p>
                <text:p text:style-name="P77">• Dutch</text:p>
                <text:p text:style-name="P78">• English</text:p>
                <text:p text:style-name="P78">• French</text:p>
                <text:p text:style-name="P78">• German</text:p>
                <text:p text:style-name="P78">• Hungarian</text:p>
              </text:list-header>
            </text:list>
            <text:list xml:id="list638348276" text:style-name="L10">
              <text:list-header>
                <text:p text:style-name="P77">• Italian</text:p>
                <text:p text:style-name="P77">• Russian</text:p>
                <text:p text:style-name="P77">• Spanish</text:p>
                <text:p text:style-name="P77">• Swedish</text:p>
                <text:p text:style-name="P68"><text:soft-page-break/><text:span text:style-name="T15">•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902293747" text:continue-list="list1554788044" text:style-name="L10">
              <text:list-header>
                <text:p text:style-name="P76">• YES – to send notifications</text:p>
                <text:p text:style-name="P7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629629297" text:continue-numbering="true" text:style-name="L10">
              <text:list-header>
                <text:p text:style-name="P76">• YES – to send notifications</text:p>
                <text:p text:style-name="P7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333815776" text:continue-numbering="true" text:style-name="L10">
              <text:list-header>
                <text:p text:style-name="P76">• YES – to allow them</text:p>
                <text:p text:style-name="P76">•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375116203" text:continue-numbering="true" text:style-name="L10">
              <text:list-header>
                <text:p text:style-name="P76">• YES – to allow them</text:p>
                <text:p text:style-name="P76">•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3">@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0">rd</text:span> typed character.</text:p>
          </table:table-cell>
        </table:table-row>
      </table:table>
      <text:p text:style-name="Standard"/>
      <text:h text:style-name="P65"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3">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3">Inverse </text:span><text:span text:style-name="T10">with a </text:span><text:span text:style-name="T13">mail</text:span><text:span text:style-name="T10"> address and not </text:span><text:span text:style-name="T13">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5">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2">must be unique across the whole SOGo installation</text:span><text:span text:style-name="T11"> since it is used to identify the user in the </text:span><text:span text:style-name="T9">folder_info</text:span><text:span text:style-name="T11">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LDAP filter</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ext:soft-page-break/>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8">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6">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soft-page-break/><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5">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934360480779835751" text:style-name="L11">
        <text:list-header>
          <text:p text:style-name="P60"><text:soft-page-break/>❏<text:tab/>givenName</text:p>
          <text:p text:style-name="P60">❏<text:tab/>cn</text:p>
          <text:p text:style-name="P60">❏<text:tab/>mail</text:p>
          <text:p text:style-name="P60">❏<text:tab/>sn</text:p>
          <text:p text:style-name="P57"/>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3">mapping</text:span><text:span text:style-name="T10"> configuration parameter. </text:span></text:p>
      <text:p text:style-name="Text_20_body">For example, if the LDAP schema uses the <text:span text:style-name="T13">fax</text:span><text:span text:style-name="T10"> attribute to store the fax number, one could map it to the </text:span><text:span text:style-name="T13">facsimiletelephonenumber</text:span><text:span text:style-name="T10"> attribute like this:</text:span></text:p>
      <text:p text:style-name="P52">mapping = {</text:p>
      <text:p text:style-name="P52"><text:s text:c="3"/>facsimiletelephonenumber = ("fax", "facsimiletelephonenumber");</text:p>
      <text:p text:style-name="P52">};</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3">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3">or</text:span> cn <text:span text:style-name="T13">or</text:span><text:span text:style-name="T10">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3">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3">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3">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ext:soft-page-break/>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3">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3">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6">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6">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17">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5">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519669742" text:continue-list="list1375116203" text:style-name="L10">
              <text:list-header>
                <text:p text:style-name="P81">• <text:span text:style-name="T8">c_uid</text:span> : will be used for authentication – it's a username or username@domain.tld</text:p>
                <text:p text:style-name="P81">• <text:span text:style-name="T8">c_name</text:span> : will be used to uniquely identify entries – which can be identical to c_uid </text:p>
                <text:p text:style-name="P81">• <text:span text:style-name="T8">c_password</text:span> : password of the user, plain text, crypt, md5 or sha encoded </text:p>
                <text:p text:style-name="P81">• <text:span text:style-name="T8">c_cn</text:span> : the user's common name</text:p>
                <text:p text:style-name="P81">• <text:span text:style-name="T8">mail</text:span> : the user's email address</text:p>
                <text:p text:style-name="P82">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6">The default algorithm used for password encryption when </text:span><text:span text:style-name="T16">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6">. <text:line-break/>If no scheme is given, userPasswordAlgorithm is used instead. The schemes listed above follow the algorithms <text:line-break/>described in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6241025031158125213" text:style-name="L12">
              <text:list-header>
                <text:p text:style-name="P79"><text:span text:style-name="Code_20__28_inline_29_">• sendmail</text:span> – to use the sendmail binary</text:p>
                <text:p text:style-name="P79"><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ext:soft-page-break/>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6">• YES</text:p>
                <text:p text:style-name="P76">• NO</text:p>
                <text:p text:style-name="P76">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8">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8">•<text:span text:style-name="Code_20__28_inline_29_"> imaps:</text:span><text:span text:style-name="Code_20__28_inline_29_"><text:span text:style-name="T19">//localhost:993</text:span></text:span></text:p>
                <text:p text:style-name="P68"><text:span text:style-name="T15">•</text:span><text:span text:style-name="Code_20__28_inline_29_"> </text:span><text:span text:style-name="Code_20__28_inline_29_"><text:span text:style-name="T19">imaps:</text:span></text:span><text:span text:style-name="Code_20__28_inline_29_">//localhost:143/?tls=YES</text:span></text:p>
              </text:list-header>
            </text:list>
          </table:table-cell>
        </table:table-row>
        <text:soft-page-break/>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434016380" text:continue-numbering="true" text:style-name="L10">
              <text:list-header>
                <text:p text:style-name="P68">•<text:span text:style-name="Code_20__28_inline_29_"> sie</text:span><text:span text:style-name="Code_20__28_inline_29_"><text:span text:style-name="T19">ve://localhost</text:span></text:span></text:p>
                <text:p text:style-name="P68"><text:span text:style-name="T15">•</text:span><text:span text:style-name="Code_20__28_inline_29_"> </text:span><text:span text:style-name="Code_20__28_inline_29_"><text:span text:style-name="T19">sieve://localhost:2000</text:span></text:span></text:p>
                <text:p text:style-name="P68"><text:span text:style-name="T15">•</text:span><text:span text:style-name="Code_20__28_inline_29_"> </text:span><text:span text:style-name="Code_20__28_inline_29_"><text:span text:style-name="T1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819488383" text:continue-numbering="true" text:style-name="L10">
              <text:list-header>
                <text:p text:style-name="P76">• YES</text:p>
                <text:p text:style-name="P76">• NO</text:p>
                <text:p text:style-name="P80">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34774736" text:continue-list="list6206868181710029707" text:style-name="L12">
              <text:list-header>
                <text:p text:style-name="P79">Parameter used to specify which RFC the IMAP server implements with respect to ACLs. Possible values are :</text:p>
              </text:list-header>
            </text:list>
            <text:list xml:id="list1871878949" text:continue-list="list1819488383" text:style-name="L10">
              <text:list-header>
                <text:p text:style-name="P68">•<text:span text:style-name="Code_20__28_inline_29_"> </text:span><text:span text:style-name="Code_20__28_inline_29_"><text:span text:style-name="T19">rfc2086</text:span></text:span></text:p>
                <text:p text:style-name="P68"><text:span text:style-name="T15">•</text:span><text:span text:style-name="Code_20__28_inline_29_"> </text:span><text:span text:style-name="Code_20__28_inline_29_"><text:span text:style-name="T1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94722228" text:continue-list="list1025629256" text:style-name="L10">
              <text:list-header>
                <text:p text:style-name="P76">• YES</text:p>
                <text:p text:style-name="P76">• NO</text:p>
                <text:p text:style-name="P76">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92062903" text:continue-numbering="true" text:style-name="L10">
              <text:list-header>
                <text:p text:style-name="P76">• YES</text:p>
                <text:p text:style-name="P76">• NO</text:p>
                <text:p text:style-name="P76">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text:soft-page-break/>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273639816" text:continue-numbering="true" text:style-name="L10">
              <text:list-header>
                <text:p text:style-name="P68">•<text:span text:style-name="Code_20__28_inline_29_"> Cal</text:span><text:span text:style-name="Code_20__28_inline_29_"><text:span text:style-name="T19">endar</text:span></text:span></text:p>
                <text:p text:style-name="P68"><text:span text:style-name="T19">•</text:span><text:span text:style-name="Code_20__28_inline_29_"><text:span text:style-name="T19"> Mail</text:span></text:span></text:p>
                <text:p text:style-name="P68"><text:span text:style-name="T19">•</text:span><text:span text:style-name="Code_20__28_inline_29_"><text:span text:style-name="T1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4">Parameter used to specify the relative </text:span><text:span text:style-name="T14">URL of the site favion.<text:line-break/></text:span><text:span text:style-name="T14">When unset, defaults to the file </text:span><text:span text:style-name="Code_20__28_inline_29_"><text:span text:style-name="T14">sogo.ico</text:span></text:span><text:span text:style-name="T14"> under </text:span><text:span text:style-name="T14">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4">Parameter used to specify the path of the zip binary used to archive messages. Defaults to </text:span><text:span text:style-name="Code_20__28_inline_29_"><text:span text:style-name="T14">/usr/bin/zip w</text:span></text:span><text:span text:style-name="T14">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text:soft-page-break/>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3">Cronjob</text:span> — Vacation messages expiration”<text:span text:style-name="T10">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08049151" text:continue-list="list134774736" text:style-name="L12">
              <text:list-header>
                <text:p text:style-name="P79">•<text:span text:style-name="Code_20__28_inline_29_"> 1</text:span></text:p>
                <text:p text:style-name="P79">•<text:span text:style-name="Code_20__28_inline_29_"> 2</text:span></text:p>
                <text:p text:style-name="P79">•<text:span text:style-name="Code_20__28_inline_29_"> 5</text:span></text:p>
                <text:p text:style-name="P79">•<text:span text:style-name="Code_20__28_inline_29_"> 10</text:span></text:p>
                <text:p text:style-name="P79">•<text:span text:style-name="Code_20__28_inline_29_"> 20</text:span></text:p>
                <text:p text:style-name="P79">•<text:span text:style-name="Code_20__28_inline_29_"> 30</text:span></text:p>
                <text:p text:style-name="P79">•<text:span text:style-name="Code_20__28_inline_29_"> 60</text:span></text:p>
                <text:p text:style-name="P79">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519054077" text:continue-numbering="true" text:style-name="L12">
              <text:list-header>
                <text:p text:style-name="P79">•<text:span text:style-name="Code_20__28_inline_29_"> manually</text:span></text:p>
                <text:p text:style-name="P79">•<text:span text:style-name="Code_20__28_inline_29_"> every_minute</text:span></text:p>
                <text:p text:style-name="P79">•<text:span text:style-name="Code_20__28_inline_29_"> every_2_minutes</text:span></text:p>
                <text:p text:style-name="P79">•<text:span text:style-name="Code_20__28_inline_29_"> every_5_minutes</text:span></text:p>
                <text:p text:style-name="P79">•<text:span text:style-name="Code_20__28_inline_29_"> every_10_minutes</text:span></text:p>
                <text:p text:style-name="P79">•<text:span text:style-name="Code_20__28_inline_29_"> every_20_minutes</text:span></text:p>
                <text:p text:style-name="P79">•<text:span text:style-name="Code_20__28_inline_29_"> every_30_minutes</text:span></text:p>
                <text:p text:style-name="P7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text:soft-page-break/>used when creating an event or a task. Possible values are :</text:p>
            <text:list xml:id="list1616931538" text:continue-numbering="true" text:style-name="L12">
              <text:list-header>
                <text:p text:style-name="P69">•<text:span text:style-name="Code_20__28_inline_29_"> s</text:span><text:span text:style-name="Code_20__28_inline_29_"><text:span text:style-name="T19">elected</text:span></text:span></text:p>
                <text:p text:style-name="P69"><text:span text:style-name="T19">•</text:span><text:span text:style-name="Code_20__28_inline_29_"><text:span text:style-name="T19"> personal</text:span></text:span></text:p>
                <text:p text:style-name="P69"><text:span text:style-name="T19">•</text:span><text:span text:style-name="Code_20__28_inline_29_"><text:span text:style-name="T1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670944963" text:continue-numbering="true" text:style-name="L12">
              <text:list-header>
                <text:p text:style-name="P69">•<text:span text:style-name="Code_20__28_inline_29_"> Jan</text:span><text:span text:style-name="Code_20__28_inline_29_"><text:span text:style-name="T19">uary1</text:span></text:span></text:p>
                <text:p text:style-name="P69"><text:span text:style-name="T19">•</text:span><text:span text:style-name="Code_20__28_inline_29_"><text:span text:style-name="T19"> First4DayWeek</text:span></text:span></text:p>
                <text:p text:style-name="P69"><text:span text:style-name="T19">•</text:span><text:span text:style-name="Code_20__28_inline_29_"><text:span text:style-name="T1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3">date</text:span> command or the <text:span text:style-name="T13">strftime</text:span><text:span text:style-name="T10"> C function for the list of available </text:span><text:span text:style-name="T10">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oft-page-break/>•<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088996257" text:continue-numbering="true" text:style-name="L12">
              <text:list-header>
                <text:p text:style-name="P69">•<text:span text:style-name="Code_20__28_inline_29_"> inl</text:span><text:span text:style-name="Code_20__28_inline_29_"><text:span text:style-name="T19">ine</text:span></text:span></text:p>
                <text:p text:style-name="P69"><text:span text:style-name="T19">•</text:span><text:span text:style-name="Code_20__28_inline_29_"><text:span text:style-name="T1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065106600" text:continue-numbering="true" text:style-name="L12">
              <text:list-header>
                <text:p text:style-name="P69">•<text:span text:style-name="Code_20__28_inline_29_"> a</text:span><text:span text:style-name="Code_20__28_inline_29_"><text:span text:style-name="T19">bove</text:span></text:span></text:p>
                <text:p text:style-name="P69"><text:span text:style-name="T19">•</text:span><text:span text:style-name="Code_20__28_inline_29_"><text:span text:style-name="T1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776578321" text:continue-numbering="true" text:style-name="L12">
              <text:list-header>
                <text:p text:style-name="P69">•<text:span text:style-name="Code_20__28_inline_29_"> abov</text:span><text:span text:style-name="Code_20__28_inline_29_"><text:span text:style-name="T19">e</text:span></text:span></text:p>
                <text:p text:style-name="P69"><text:span text:style-name="T19">•</text:span><text:span text:style-name="Code_20__28_inline_29_"><text:span text:style-name="T1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854373163" text:continue-numbering="true" text:style-name="L12">
              <text:list-header>
                <text:p text:style-name="P69">•<text:span text:style-name="Code_20__28_inline_29_"> te</text:span><text:span text:style-name="Code_20__28_inline_29_"><text:span text:style-name="T19">xt</text:span></text:span></text:p>
                <text:p text:style-name="P69"><text:soft-page-break/><text:span text:style-name="T19">•</text:span><text:span text:style-name="Code_20__28_inline_29_"><text:span text:style-name="T1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6">OCSEMailAlarmsFolderURL</text:span> parameter and enable the associated <text:span text:style-name="T13">cronjob</text:span><text:span text:style-name="T10">.</text:span></text:p>
            <text:p text:style-name="Table_20_Contents">See the “<text:span text:style-name="T13">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1">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3">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oft-page-break/><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text:soft-page-break/>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4"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4" text:outline-level="2"><text:bookmark-start text:name="__RefHeading__19238_1508206336"/><text:span text:style-name="T13">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3">cronjob</text:span> that will run under the “sogo” user. This <text:span text:style-name="T13">cronjob</text:span> should be run every minute.</text:p>
      <text:p text:style-name="Standard"><text:span text:style-name="T16">A commented out e</text:span>xample should have been installed in <text:span text:style-name="Code_20__28_inline_29_">/etc/cron.d/sogo</text:span>, to enable it, simply uncomment it.</text:p>
      <text:p text:style-name="P15">As a reference, the <text:span text:style-name="T13">cronjob</text:span> should de defined like this::</text:p>
      <text:p text:style-name="Code">* * * * * <text:s text:c="6"/>/usr/sbin/sogo-ealarms-notify</text:p>
      <text:p text:style-name="Code"/>
      <text:h text:style-name="Heading_20_2" text:outline-level="2"><text:bookmark-start text:name="__RefHeading__19240_1508206336"/><text:span text:style-name="T13">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64"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6"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63" text:outline-level="2"/>
      <text:h text:style-name="P64"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6"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6" text:outline-level="1"/>
      <text:h text:style-name="P56"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73</meta:editing-cycles>
    <meta:editing-duration>P11DT13H37S</meta:editing-duration>
    <dc:date>2013-04-22T13:21:08</dc:date>
    <meta:document-statistic meta:table-count="14" meta:image-count="4" meta:object-count="0" meta:page-count="57" meta:paragraph-count="1260" meta:word-count="10943" meta:character-count="73692"/>
    <meta:user-defined meta:name="Info 1"/>
    <meta:user-defined meta:name="Info 2"/>
    <meta:user-defined meta:name="Info 3"/>
    <meta:user-defined meta:name="Info 4"/>
  </office:meta>
</office:document-meta>
</file>